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78.61pt" svg:height="460.8pt" svg:x="0pt" svg:y="411pt">
            <loext:p draw:notify-on-update-of-ranges="Sheet1.B1:Sheet1.B1 Sheet1.B2:Sheet1.B31 Sheet1.C1:Sheet1.C1 Sheet1.C2:Sheet1.C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92.98pt" svg:height="460.77pt" svg:x="612.57pt" svg:y="415.33pt">
            <loext:p draw:notify-on-update-of-ranges="Sheet1.B1:Sheet1.B1 Sheet1.D2:Sheet1.D31 Sheet1.C1:Sheet1.C1 Sheet1.E2:Sheet1.E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73.39pt" svg:height="460.8pt" svg:x="0.03pt" svg:y="883.19pt">
            <loext:p draw:notify-on-update-of-ranges="Sheet1.B1:Sheet1.B1 Sheet1.F2:Sheet1.F31 Sheet1.C1:Sheet1.C1 Sheet1.G2:Sheet1.G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93.04pt" svg:height="460.8pt" svg:x="612.54pt" svg:y="886.05pt">
            <loext:p draw:notify-on-update-of-ranges="Sheet1.B1:Sheet1.B1 Sheet1.H2:Sheet1.H31 Sheet1.C1:Sheet1.C1 Sheet1.I2:Sheet1.I3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743789763" calcext:value-type="float">
            <text:p>0.3743789763</text:p>
          </table:table-cell>
          <table:table-cell office:value-type="float" office:value="0.3743573427" calcext:value-type="float">
            <text:p>0.3743573427</text:p>
          </table:table-cell>
          <table:table-cell office:value-type="float" office:value="4.5980374788" calcext:value-type="float">
            <text:p>4.5980374788</text:p>
          </table:table-cell>
          <table:table-cell office:value-type="float" office:value="4.5980377197" calcext:value-type="float">
            <text:p>4.5980377197</text:p>
          </table:table-cell>
          <table:table-cell office:value-type="float" office:value="55.3561" calcext:value-type="float">
            <text:p>55.3561</text:p>
          </table:table-cell>
          <table:table-cell office:value-type="float" office:value="43.137209" calcext:value-type="float">
            <text:p>43.137209</text:p>
          </table:table-cell>
          <table:table-cell table:number-columns-repeated="2" office:value-type="float" office:value="8913" calcext:value-type="float">
            <text:p>8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74672626" calcext:value-type="float">
            <text:p>0.1674672626</text:p>
          </table:table-cell>
          <table:table-cell office:value-type="float" office:value="0.1674589515" calcext:value-type="float">
            <text:p>0.1674589515</text:p>
          </table:table-cell>
          <table:table-cell office:value-type="float" office:value="2.9029920372" calcext:value-type="float">
            <text:p>2.9029920372</text:p>
          </table:table-cell>
          <table:table-cell office:value-type="float" office:value="2.9030013084" calcext:value-type="float">
            <text:p>2.9030013084</text:p>
          </table:table-cell>
          <table:table-cell office:value-type="float" office:value="54.425154" calcext:value-type="float">
            <text:p>54.425154</text:p>
          </table:table-cell>
          <table:table-cell office:value-type="float" office:value="46.725221" calcext:value-type="float">
            <text:p>46.725221</text:p>
          </table:table-cell>
          <table:table-cell table:number-columns-repeated="2" office:value-type="float" office:value="9165" calcext:value-type="float">
            <text:p>91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43523549" calcext:value-type="float">
            <text:p>0.1343523549</text:p>
          </table:table-cell>
          <table:table-cell office:value-type="float" office:value="0.1343473196" calcext:value-type="float">
            <text:p>0.1343473196</text:p>
          </table:table-cell>
          <table:table-cell office:value-type="float" office:value="2.8990619617" calcext:value-type="float">
            <text:p>2.8990619617</text:p>
          </table:table-cell>
          <table:table-cell office:value-type="float" office:value="2.8990671635" calcext:value-type="float">
            <text:p>2.8990671635</text:p>
          </table:table-cell>
          <table:table-cell office:value-type="float" office:value="54.422997" calcext:value-type="float">
            <text:p>54.422997</text:p>
          </table:table-cell>
          <table:table-cell office:value-type="float" office:value="46.804898" calcext:value-type="float">
            <text:p>46.804898</text:p>
          </table:table-cell>
          <table:table-cell table:number-columns-repeated="2" office:value-type="float" office:value="9272" calcext:value-type="float">
            <text:p>92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59298578" calcext:value-type="float">
            <text:p>0.1159298578</text:p>
          </table:table-cell>
          <table:table-cell office:value-type="float" office:value="0.1159240231" calcext:value-type="float">
            <text:p>0.1159240231</text:p>
          </table:table-cell>
          <table:table-cell office:value-type="float" office:value="2.8675186743" calcext:value-type="float">
            <text:p>2.8675186743</text:p>
          </table:table-cell>
          <table:table-cell office:value-type="float" office:value="2.8675496578" calcext:value-type="float">
            <text:p>2.8675496578</text:p>
          </table:table-cell>
          <table:table-cell office:value-type="float" office:value="54.433246" calcext:value-type="float">
            <text:p>54.433246</text:p>
          </table:table-cell>
          <table:table-cell office:value-type="float" office:value="46.8642" calcext:value-type="float">
            <text:p>46.8642</text:p>
          </table:table-cell>
          <table:table-cell table:number-columns-repeated="2" office:value-type="float" office:value="9352" calcext:value-type="float">
            <text:p>93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32595606" calcext:value-type="float">
            <text:p>0.1032595606</text:p>
          </table:table-cell>
          <table:table-cell office:value-type="float" office:value="0.1032543182" calcext:value-type="float">
            <text:p>0.1032543182</text:p>
          </table:table-cell>
          <table:table-cell office:value-type="float" office:value="2.8682161141" calcext:value-type="float">
            <text:p>2.8682161141</text:p>
          </table:table-cell>
          <table:table-cell office:value-type="float" office:value="2.8683001995" calcext:value-type="float">
            <text:p>2.8683001995</text:p>
          </table:table-cell>
          <table:table-cell office:value-type="float" office:value="54.444142" calcext:value-type="float">
            <text:p>54.444142</text:p>
          </table:table-cell>
          <table:table-cell office:value-type="float" office:value="46.8752" calcext:value-type="float">
            <text:p>46.8752</text:p>
          </table:table-cell>
          <table:table-cell table:number-columns-repeated="2" office:value-type="float" office:value="9403" calcext:value-type="float">
            <text:p>9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36879536" calcext:value-type="float">
            <text:p>0.0936879536</text:p>
          </table:table-cell>
          <table:table-cell office:value-type="float" office:value="0.0936818197" calcext:value-type="float">
            <text:p>0.0936818197</text:p>
          </table:table-cell>
          <table:table-cell office:value-type="float" office:value="2.8624362155" calcext:value-type="float">
            <text:p>2.8624362155</text:p>
          </table:table-cell>
          <table:table-cell office:value-type="float" office:value="2.8625369072" calcext:value-type="float">
            <text:p>2.8625369072</text:p>
          </table:table-cell>
          <table:table-cell office:value-type="float" office:value="54.565872" calcext:value-type="float">
            <text:p>54.565872</text:p>
          </table:table-cell>
          <table:table-cell office:value-type="float" office:value="46.91363" calcext:value-type="float">
            <text:p>46.91363</text:p>
          </table:table-cell>
          <table:table-cell table:number-columns-repeated="2" office:value-type="float" office:value="9433" calcext:value-type="float">
            <text:p>94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61021216" calcext:value-type="float">
            <text:p>0.0861021216</text:p>
          </table:table-cell>
          <table:table-cell office:value-type="float" office:value="0.0860973224" calcext:value-type="float">
            <text:p>0.0860973224</text:p>
          </table:table-cell>
          <table:table-cell office:value-type="float" office:value="2.8459126271" calcext:value-type="float">
            <text:p>2.8459126271</text:p>
          </table:table-cell>
          <table:table-cell office:value-type="float" office:value="2.8460333347" calcext:value-type="float">
            <text:p>2.8460333347</text:p>
          </table:table-cell>
          <table:table-cell office:value-type="float" office:value="54.46533" calcext:value-type="float">
            <text:p>54.46533</text:p>
          </table:table-cell>
          <table:table-cell office:value-type="float" office:value="46.939239" calcext:value-type="float">
            <text:p>46.939239</text:p>
          </table:table-cell>
          <table:table-cell table:number-columns-repeated="2" office:value-type="float" office:value="9460" calcext:value-type="float">
            <text:p>94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98598939" calcext:value-type="float">
            <text:p>0.0798598939</text:p>
          </table:table-cell>
          <table:table-cell office:value-type="float" office:value="0.0798557028" calcext:value-type="float">
            <text:p>0.0798557028</text:p>
          </table:table-cell>
          <table:table-cell office:value-type="float" office:value="2.822093982" calcext:value-type="float">
            <text:p>2.822093982</text:p>
          </table:table-cell>
          <table:table-cell office:value-type="float" office:value="2.8222472668" calcext:value-type="float">
            <text:p>2.8222472668</text:p>
          </table:table-cell>
          <table:table-cell office:value-type="float" office:value="54.45361" calcext:value-type="float">
            <text:p>54.45361</text:p>
          </table:table-cell>
          <table:table-cell office:value-type="float" office:value="46.963017" calcext:value-type="float">
            <text:p>46.963017</text:p>
          </table:table-cell>
          <table:table-cell table:number-columns-repeated="2" office:value-type="float" office:value="9487" calcext:value-type="float">
            <text:p>94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45426304" calcext:value-type="float">
            <text:p>0.0745426304</text:p>
          </table:table-cell>
          <table:table-cell office:value-type="float" office:value="0.0745388567" calcext:value-type="float">
            <text:p>0.0745388567</text:p>
          </table:table-cell>
          <table:table-cell office:value-type="float" office:value="2.7902554844" calcext:value-type="float">
            <text:p>2.7902554844</text:p>
          </table:table-cell>
          <table:table-cell office:value-type="float" office:value="2.7904520035" calcext:value-type="float">
            <text:p>2.7904520035</text:p>
          </table:table-cell>
          <table:table-cell office:value-type="float" office:value="54.454339" calcext:value-type="float">
            <text:p>54.454339</text:p>
          </table:table-cell>
          <table:table-cell office:value-type="float" office:value="46.976676" calcext:value-type="float">
            <text:p>46.976676</text:p>
          </table:table-cell>
          <table:table-cell table:number-columns-repeated="2" office:value-type="float" office:value="9531" calcext:value-type="float">
            <text:p>95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99093992" calcext:value-type="float">
            <text:p>0.0699093992</text:p>
          </table:table-cell>
          <table:table-cell office:value-type="float" office:value="0.069906354" calcext:value-type="float">
            <text:p>0.069906354</text:p>
          </table:table-cell>
          <table:table-cell office:value-type="float" office:value="2.7461799172" calcext:value-type="float">
            <text:p>2.7461799172</text:p>
          </table:table-cell>
          <table:table-cell office:value-type="float" office:value="2.7464497089" calcext:value-type="float">
            <text:p>2.7464497089</text:p>
          </table:table-cell>
          <table:table-cell office:value-type="float" office:value="54.458799" calcext:value-type="float">
            <text:p>54.458799</text:p>
          </table:table-cell>
          <table:table-cell office:value-type="float" office:value="46.972377" calcext:value-type="float">
            <text:p>46.972377</text:p>
          </table:table-cell>
          <table:table-cell table:number-columns-repeated="2" office:value-type="float" office:value="9548" calcext:value-type="float">
            <text:p>95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58310457" calcext:value-type="float">
            <text:p>0.0658310457</text:p>
          </table:table-cell>
          <table:table-cell office:value-type="float" office:value="0.065827921" calcext:value-type="float">
            <text:p>0.065827921</text:p>
          </table:table-cell>
          <table:table-cell office:value-type="float" office:value="2.6814479541" calcext:value-type="float">
            <text:p>2.6814479541</text:p>
          </table:table-cell>
          <table:table-cell office:value-type="float" office:value="2.6818344593" calcext:value-type="float">
            <text:p>2.6818344593</text:p>
          </table:table-cell>
          <table:table-cell office:value-type="float" office:value="54.485247" calcext:value-type="float">
            <text:p>54.485247</text:p>
          </table:table-cell>
          <table:table-cell office:value-type="float" office:value="46.988405" calcext:value-type="float">
            <text:p>46.988405</text:p>
          </table:table-cell>
          <table:table-cell table:number-columns-repeated="2" office:value-type="float" office:value="9556" calcext:value-type="float">
            <text:p>95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622240784" calcext:value-type="float">
            <text:p>0.0622240784</text:p>
          </table:table-cell>
          <table:table-cell office:value-type="float" office:value="0.0622212254" calcext:value-type="float">
            <text:p>0.0622212254</text:p>
          </table:table-cell>
          <table:table-cell office:value-type="float" office:value="2.585156625" calcext:value-type="float">
            <text:p>2.585156625</text:p>
          </table:table-cell>
          <table:table-cell office:value-type="float" office:value="2.5857336521" calcext:value-type="float">
            <text:p>2.5857336521</text:p>
          </table:table-cell>
          <table:table-cell office:value-type="float" office:value="54.634276" calcext:value-type="float">
            <text:p>54.634276</text:p>
          </table:table-cell>
          <table:table-cell office:value-type="float" office:value="47.011632" calcext:value-type="float">
            <text:p>47.011632</text:p>
          </table:table-cell>
          <table:table-cell table:number-columns-repeated="2" office:value-type="float" office:value="9571" calcext:value-type="float">
            <text:p>95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90120519" calcext:value-type="float">
            <text:p>0.0590120519</text:p>
          </table:table-cell>
          <table:table-cell office:value-type="float" office:value="0.0590097494" calcext:value-type="float">
            <text:p>0.0590097494</text:p>
          </table:table-cell>
          <table:table-cell office:value-type="float" office:value="2.4501551153" calcext:value-type="float">
            <text:p>2.4501551153</text:p>
          </table:table-cell>
          <table:table-cell office:value-type="float" office:value="2.4509906769" calcext:value-type="float">
            <text:p>2.4509906769</text:p>
          </table:table-cell>
          <table:table-cell office:value-type="float" office:value="54.533251" calcext:value-type="float">
            <text:p>54.533251</text:p>
          </table:table-cell>
          <table:table-cell office:value-type="float" office:value="47.027304" calcext:value-type="float">
            <text:p>47.027304</text:p>
          </table:table-cell>
          <table:table-cell table:number-columns-repeated="2" office:value-type="float" office:value="9576" calcext:value-type="float">
            <text:p>9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61279418" calcext:value-type="float">
            <text:p>0.0561279418</text:p>
          </table:table-cell>
          <table:table-cell office:value-type="float" office:value="0.0561259165" calcext:value-type="float">
            <text:p>0.0561259165</text:p>
          </table:table-cell>
          <table:table-cell office:value-type="float" office:value="2.3018385229" calcext:value-type="float">
            <text:p>2.3018385229</text:p>
          </table:table-cell>
          <table:table-cell office:value-type="float" office:value="2.3028249741" calcext:value-type="float">
            <text:p>2.3028249741</text:p>
          </table:table-cell>
          <table:table-cell office:value-type="float" office:value="54.534193" calcext:value-type="float">
            <text:p>54.534193</text:p>
          </table:table-cell>
          <table:table-cell office:value-type="float" office:value="47.029385" calcext:value-type="float">
            <text:p>47.029385</text:p>
          </table:table-cell>
          <table:table-cell table:number-columns-repeated="2" office:value-type="float" office:value="9584" calcext:value-type="float">
            <text:p>95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35153913" calcext:value-type="float">
            <text:p>0.0535153913</text:p>
          </table:table-cell>
          <table:table-cell office:value-type="float" office:value="0.053513784" calcext:value-type="float">
            <text:p>0.053513784</text:p>
          </table:table-cell>
          <table:table-cell office:value-type="float" office:value="2.2348764236" calcext:value-type="float">
            <text:p>2.2348764236</text:p>
          </table:table-cell>
          <table:table-cell office:value-type="float" office:value="2.2358043194" calcext:value-type="float">
            <text:p>2.2358043194</text:p>
          </table:table-cell>
          <table:table-cell office:value-type="float" office:value="54.532754" calcext:value-type="float">
            <text:p>54.532754</text:p>
          </table:table-cell>
          <table:table-cell office:value-type="float" office:value="47.045107" calcext:value-type="float">
            <text:p>47.045107</text:p>
          </table:table-cell>
          <table:table-cell table:number-columns-repeated="2" office:value-type="float" office:value="9594" calcext:value-type="float">
            <text:p>95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11339743" calcext:value-type="float">
            <text:p>0.0511339743</text:p>
          </table:table-cell>
          <table:table-cell office:value-type="float" office:value="0.0511324815" calcext:value-type="float">
            <text:p>0.0511324815</text:p>
          </table:table-cell>
          <table:table-cell office:value-type="float" office:value="2.1779988156" calcext:value-type="float">
            <text:p>2.1779988156</text:p>
          </table:table-cell>
          <table:table-cell office:value-type="float" office:value="2.1788415909" calcext:value-type="float">
            <text:p>2.1788415909</text:p>
          </table:table-cell>
          <table:table-cell office:value-type="float" office:value="54.532019" calcext:value-type="float">
            <text:p>54.532019</text:p>
          </table:table-cell>
          <table:table-cell office:value-type="float" office:value="47.061837" calcext:value-type="float">
            <text:p>47.061837</text:p>
          </table:table-cell>
          <table:table-cell table:number-columns-repeated="2"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89557132" calcext:value-type="float">
            <text:p>0.0489557132</text:p>
          </table:table-cell>
          <table:table-cell office:value-type="float" office:value="0.0489544161" calcext:value-type="float">
            <text:p>0.0489544161</text:p>
          </table:table-cell>
          <table:table-cell office:value-type="float" office:value="2.1309310425" calcext:value-type="float">
            <text:p>2.1309310425</text:p>
          </table:table-cell>
          <table:table-cell office:value-type="float" office:value="2.1316993237" calcext:value-type="float">
            <text:p>2.1316993237</text:p>
          </table:table-cell>
          <table:table-cell office:value-type="float" office:value="54.535886" calcext:value-type="float">
            <text:p>54.535886</text:p>
          </table:table-cell>
          <table:table-cell office:value-type="float" office:value="47.081057" calcext:value-type="float">
            <text:p>47.081057</text:p>
          </table:table-cell>
          <table:table-cell table:number-columns-repeated="2" office:value-type="float" office:value="9605" calcext:value-type="float">
            <text:p>96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69564665" calcext:value-type="float">
            <text:p>0.0469564665</text:p>
          </table:table-cell>
          <table:table-cell office:value-type="float" office:value="0.0469551757" calcext:value-type="float">
            <text:p>0.0469551757</text:p>
          </table:table-cell>
          <table:table-cell office:value-type="float" office:value="2.0913235751" calcext:value-type="float">
            <text:p>2.0913235751</text:p>
          </table:table-cell>
          <table:table-cell office:value-type="float" office:value="2.092038393" calcext:value-type="float">
            <text:p>2.092038393</text:p>
          </table:table-cell>
          <table:table-cell office:value-type="float" office:value="54.488832" calcext:value-type="float">
            <text:p>54.488832</text:p>
          </table:table-cell>
          <table:table-cell office:value-type="float" office:value="47.08699" calcext:value-type="float">
            <text:p>47.08699</text:p>
          </table:table-cell>
          <table:table-cell table:number-columns-repeated="2" office:value-type="float" office:value="9612" calcext:value-type="float">
            <text:p>96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51137922" calcext:value-type="float">
            <text:p>0.0451137922</text:p>
          </table:table-cell>
          <table:table-cell office:value-type="float" office:value="0.0451129712" calcext:value-type="float">
            <text:p>0.0451129712</text:p>
          </table:table-cell>
          <table:table-cell office:value-type="float" office:value="2.0744391199" calcext:value-type="float">
            <text:p>2.0744391199</text:p>
          </table:table-cell>
          <table:table-cell office:value-type="float" office:value="2.0742380619" calcext:value-type="float">
            <text:p>2.0742380619</text:p>
          </table:table-cell>
          <table:table-cell office:value-type="float" office:value="54.489339" calcext:value-type="float">
            <text:p>54.489339</text:p>
          </table:table-cell>
          <table:table-cell office:value-type="float" office:value="47.086765" calcext:value-type="float">
            <text:p>47.086765</text:p>
          </table:table-cell>
          <table:table-cell table:number-columns-repeated="2" office:value-type="float" office:value="9620" calcext:value-type="float">
            <text:p>96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3408753" calcext:value-type="float">
            <text:p>0.043408753</text:p>
          </table:table-cell>
          <table:table-cell office:value-type="float" office:value="0.0434077382" calcext:value-type="float">
            <text:p>0.0434077382</text:p>
          </table:table-cell>
          <table:table-cell office:value-type="float" office:value="2.0780951072" calcext:value-type="float">
            <text:p>2.0780951072</text:p>
          </table:table-cell>
          <table:table-cell office:value-type="float" office:value="2.0778644085" calcext:value-type="float">
            <text:p>2.0778644085</text:p>
          </table:table-cell>
          <table:table-cell office:value-type="float" office:value="54.503291" calcext:value-type="float">
            <text:p>54.503291</text:p>
          </table:table-cell>
          <table:table-cell office:value-type="float" office:value="47.095942" calcext:value-type="float">
            <text:p>47.095942</text:p>
          </table:table-cell>
          <table:table-cell table:number-columns-repeated="2" office:value-type="float" office:value="9626" calcext:value-type="float">
            <text:p>96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18247554" calcext:value-type="float">
            <text:p>0.0418247554</text:p>
          </table:table-cell>
          <table:table-cell office:value-type="float" office:value="0.0418239981" calcext:value-type="float">
            <text:p>0.0418239981</text:p>
          </table:table-cell>
          <table:table-cell office:value-type="float" office:value="2.0824599497" calcext:value-type="float">
            <text:p>2.0824599497</text:p>
          </table:table-cell>
          <table:table-cell office:value-type="float" office:value="2.0821781158" calcext:value-type="float">
            <text:p>2.0821781158</text:p>
          </table:table-cell>
          <table:table-cell office:value-type="float" office:value="54.495683" calcext:value-type="float">
            <text:p>54.495683</text:p>
          </table:table-cell>
          <table:table-cell office:value-type="float" office:value="47.13187" calcext:value-type="float">
            <text:p>47.13187</text:p>
          </table:table-cell>
          <table:table-cell table:number-columns-repeated="2" office:value-type="float" office:value="9629" calcext:value-type="float">
            <text:p>96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03474721" calcext:value-type="float">
            <text:p>0.0403474721</text:p>
          </table:table-cell>
          <table:table-cell office:value-type="float" office:value="0.0403467789" calcext:value-type="float">
            <text:p>0.0403467789</text:p>
          </table:table-cell>
          <table:table-cell office:value-type="float" office:value="2.0865210094" calcext:value-type="float">
            <text:p>2.0865210094</text:p>
          </table:table-cell>
          <table:table-cell office:value-type="float" office:value="2.0861842632" calcext:value-type="float">
            <text:p>2.0861842632</text:p>
          </table:table-cell>
          <table:table-cell office:value-type="float" office:value="54.492714" calcext:value-type="float">
            <text:p>54.492714</text:p>
          </table:table-cell>
          <table:table-cell office:value-type="float" office:value="47.121849" calcext:value-type="float">
            <text:p>47.121849</text:p>
          </table:table-cell>
          <table:table-cell table:number-columns-repeated="2"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89666897" calcext:value-type="float">
            <text:p>0.0389666897</text:p>
          </table:table-cell>
          <table:table-cell office:value-type="float" office:value="0.0389659293" calcext:value-type="float">
            <text:p>0.0389659293</text:p>
          </table:table-cell>
          <table:table-cell office:value-type="float" office:value="2.0886057897" calcext:value-type="float">
            <text:p>2.0886057897</text:p>
          </table:table-cell>
          <table:table-cell office:value-type="float" office:value="2.0882205963" calcext:value-type="float">
            <text:p>2.0882205963</text:p>
          </table:table-cell>
          <table:table-cell office:value-type="float" office:value="54.563498" calcext:value-type="float">
            <text:p>54.563498</text:p>
          </table:table-cell>
          <table:table-cell office:value-type="float" office:value="47.122376" calcext:value-type="float">
            <text:p>47.122376</text:p>
          </table:table-cell>
          <table:table-cell table:number-columns-repeated="2" office:value-type="float" office:value="9635" calcext:value-type="float">
            <text:p>96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76738201" calcext:value-type="float">
            <text:p>0.0376738201</text:p>
          </table:table-cell>
          <table:table-cell office:value-type="float" office:value="0.0376730561" calcext:value-type="float">
            <text:p>0.0376730561</text:p>
          </table:table-cell>
          <table:table-cell office:value-type="float" office:value="2.0869872548" calcext:value-type="float">
            <text:p>2.0869872548</text:p>
          </table:table-cell>
          <table:table-cell office:value-type="float" office:value="2.0865774155" calcext:value-type="float">
            <text:p>2.0865774155</text:p>
          </table:table-cell>
          <table:table-cell office:value-type="float" office:value="54.54504" calcext:value-type="float">
            <text:p>54.54504</text:p>
          </table:table-cell>
          <table:table-cell office:value-type="float" office:value="47.136285" calcext:value-type="float">
            <text:p>47.136285</text:p>
          </table:table-cell>
          <table:table-cell table:number-columns-repeated="2" office:value-type="float" office:value="9637" calcext:value-type="float">
            <text:p>96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64594659" calcext:value-type="float">
            <text:p>0.0364594659</text:p>
          </table:table-cell>
          <table:table-cell office:value-type="float" office:value="0.0364587493" calcext:value-type="float">
            <text:p>0.0364587493</text:p>
          </table:table-cell>
          <table:table-cell office:value-type="float" office:value="2.0806994714" calcext:value-type="float">
            <text:p>2.0806994714</text:p>
          </table:table-cell>
          <table:table-cell office:value-type="float" office:value="2.0802898407" calcext:value-type="float">
            <text:p>2.0802898407</text:p>
          </table:table-cell>
          <table:table-cell office:value-type="float" office:value="54.549448" calcext:value-type="float">
            <text:p>54.549448</text:p>
          </table:table-cell>
          <table:table-cell office:value-type="float" office:value="47.144569" calcext:value-type="float">
            <text:p>47.144569</text:p>
          </table:table-cell>
          <table:table-cell table:number-columns-repeated="2" office:value-type="float" office:value="9645" calcext:value-type="float">
            <text:p>96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53138911" calcext:value-type="float">
            <text:p>0.0353138911</text:p>
          </table:table-cell>
          <table:table-cell office:value-type="float" office:value="0.0353132486" calcext:value-type="float">
            <text:p>0.0353132486</text:p>
          </table:table-cell>
          <table:table-cell office:value-type="float" office:value="2.070117536" calcext:value-type="float">
            <text:p>2.070117536</text:p>
          </table:table-cell>
          <table:table-cell office:value-type="float" office:value="2.0697658062" calcext:value-type="float">
            <text:p>2.0697658062</text:p>
          </table:table-cell>
          <table:table-cell office:value-type="float" office:value="54.522914" calcext:value-type="float">
            <text:p>54.522914</text:p>
          </table:table-cell>
          <table:table-cell office:value-type="float" office:value="47.166609" calcext:value-type="float">
            <text:p>47.166609</text:p>
          </table:table-cell>
          <table:table-cell table:number-columns-repeated="2" office:value-type="float" office:value="9648" calcext:value-type="float">
            <text:p>96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42282069" calcext:value-type="float">
            <text:p>0.0342282069</text:p>
          </table:table-cell>
          <table:table-cell office:value-type="float" office:value="0.0342278257" calcext:value-type="float">
            <text:p>0.0342278257</text:p>
          </table:table-cell>
          <table:table-cell office:value-type="float" office:value="2.0563649863" calcext:value-type="float">
            <text:p>2.0563649863</text:p>
          </table:table-cell>
          <table:table-cell office:value-type="float" office:value="2.0560936928" calcext:value-type="float">
            <text:p>2.0560936928</text:p>
          </table:table-cell>
          <table:table-cell office:value-type="float" office:value="54.501374" calcext:value-type="float">
            <text:p>54.501374</text:p>
          </table:table-cell>
          <table:table-cell office:value-type="float" office:value="47.177566" calcext:value-type="float">
            <text:p>47.177566</text:p>
          </table:table-cell>
          <table:table-cell table:number-columns-repeated="2" office:value-type="float" office:value="9654" calcext:value-type="float">
            <text:p>96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31955119" calcext:value-type="float">
            <text:p>0.0331955119</text:p>
          </table:table-cell>
          <table:table-cell office:value-type="float" office:value="0.0331950039" calcext:value-type="float">
            <text:p>0.0331950039</text:p>
          </table:table-cell>
          <table:table-cell office:value-type="float" office:value="2.040654304" calcext:value-type="float">
            <text:p>2.040654304</text:p>
          </table:table-cell>
          <table:table-cell office:value-type="float" office:value="2.0404891968" calcext:value-type="float">
            <text:p>2.0404891968</text:p>
          </table:table-cell>
          <table:table-cell office:value-type="float" office:value="54.541747" calcext:value-type="float">
            <text:p>54.541747</text:p>
          </table:table-cell>
          <table:table-cell office:value-type="float" office:value="47.183682" calcext:value-type="float">
            <text:p>47.183682</text:p>
          </table:table-cell>
          <table:table-cell table:number-columns-repeated="2" office:value-type="float" office:value="9658" calcext:value-type="float">
            <text:p>96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2210864" calcext:value-type="float">
            <text:p>0.032210864</text:p>
          </table:table-cell>
          <table:table-cell office:value-type="float" office:value="0.0322101861" calcext:value-type="float">
            <text:p>0.0322101861</text:p>
          </table:table-cell>
          <table:table-cell office:value-type="float" office:value="2.0243044305" calcext:value-type="float">
            <text:p>2.0243044305</text:p>
          </table:table-cell>
          <table:table-cell office:value-type="float" office:value="2.0242609978" calcext:value-type="float">
            <text:p>2.0242609978</text:p>
          </table:table-cell>
          <table:table-cell office:value-type="float" office:value="54.544846" calcext:value-type="float">
            <text:p>54.544846</text:p>
          </table:table-cell>
          <table:table-cell office:value-type="float" office:value="47.186803" calcext:value-type="float">
            <text:p>47.186803</text:p>
          </table:table-cell>
          <table:table-cell table:number-columns-repeated="2" office:value-type="float" office:value="9664" calcext:value-type="float">
            <text:p>96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1271877" calcext:value-type="float">
            <text:p>0.031271877</text:p>
          </table:table-cell>
          <table:table-cell office:value-type="float" office:value="0.0312710069" calcext:value-type="float">
            <text:p>0.0312710069</text:p>
          </table:table-cell>
          <table:table-cell office:value-type="float" office:value="2.0090355716" calcext:value-type="float">
            <text:p>2.0090355716</text:p>
          </table:table-cell>
          <table:table-cell office:value-type="float" office:value="2.0088481903" calcext:value-type="float">
            <text:p>2.0088481903</text:p>
          </table:table-cell>
          <table:table-cell office:value-type="float" office:value="54.547445" calcext:value-type="float">
            <text:p>54.547445</text:p>
          </table:table-cell>
          <table:table-cell office:value-type="float" office:value="47.193485" calcext:value-type="float">
            <text:p>47.193485</text:p>
          </table:table-cell>
          <table:table-cell table:number-columns-repeated="2" office:value-type="float" office:value="9664" calcext:value-type="float">
            <text:p>9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05:17:58.288439213</meta:creation-date>
    <dc:date>2018-05-09T05:48:26.773015063</dc:date>
    <meta:editing-duration>PT9M16S</meta:editing-duration>
    <meta:editing-cycles>2</meta:editing-cycles>
    <meta:generator>LibreOffice/5.1.6.2$Linux_X86_64 LibreOffice_project/10m0$Build-2</meta:generator>
    <meta:document-statistic meta:table-count="1" meta:cell-count="27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413cm" svg:height="16.257cm" xlink:href=".." xlink:type="simple" chart:class="chart:line" chart:style-name="ch1">
        <chart:title svg:x="7.459cm" svg:y="0.461cm" chart:style-name="ch2">
          <text:p>Vidutinių paklaidų grafikas</text:p>
        </chart:title>
        <chart:legend chart:legend-position="end" svg:x="17.381cm" svg:y="7.412cm" style:legend-expansion="high" chart:style-name="ch3"/>
        <chart:plot-area chart:style-name="ch4" table:cell-range-address="Sheet1.B1:Sheet1.C31" chart:data-source-has-labels="row" svg:x="1.72cm" svg:y="1.591cm" svg:width="15.253cm" svg:height="13.059cm">
          <chartooo:coordinate-region svg:x="2.712cm" svg:y="1.786cm" svg:width="14.048cm" svg:height="12.225cm"/>
          <chart:axis chart:dimension="x" chart:name="primary-x" chart:style-name="ch5">
            <chart:title svg:x="7.458cm" svg:y="14.976cm" chart:style-name="ch6">
              <text:p>Epochų skaičius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10.097cm" chart:style-name="ch9">
              <text:p>Vidutinė paklaida</text:p>
            </chart:title>
            <chart:grid chart:style-name="ch10" chart:class="major"/>
          </chart:axis>
          <chart:axis chart:dimension="y" chart:name="secondary-y" chart:style-name="ch7"/>
          <chart:series chart:attached-axis="primary-y" chart:style-name="ch11" chart:values-cell-range-address="Sheet1.B2:Sheet1.B31" chart:label-cell-address="Sheet1.B1:Sheet1.B1" chart:class="chart:line">
            <chart:data-point chart:repeated="30"/>
          </chart:series>
          <chart:series chart:attached-axis="primary-y" chart:style-name="ch12" chart:values-cell-range-address="Sheet1.C2:Sheet1.C31" chart:label-cell-address="Sheet1.C1:Sheet1.C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uble</text:p>
                <draw:g>
                  <svg:desc>Sheet1.B1:Sheet1.B1</svg:desc>
                </draw:g>
              </table:table-cell>
              <table:table-cell office:value-type="string">
                <text:p>Floa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743789763">
                <text:p>0.3743789763</text:p>
                <draw:g>
                  <svg:desc>Sheet1.B2:Sheet1.B31</svg:desc>
                </draw:g>
              </table:table-cell>
              <table:table-cell office:value-type="float" office:value="0.3743573427">
                <text:p>0.3743573427</text:p>
                <draw:g>
                  <svg:desc>Sheet1.C2:Sheet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74672626">
                <text:p>0.1674672626</text:p>
              </table:table-cell>
              <table:table-cell office:value-type="float" office:value="0.1674589515">
                <text:p>0.1674589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43523549">
                <text:p>0.1343523549</text:p>
              </table:table-cell>
              <table:table-cell office:value-type="float" office:value="0.1343473196">
                <text:p>0.1343473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59298578">
                <text:p>0.1159298578</text:p>
              </table:table-cell>
              <table:table-cell office:value-type="float" office:value="0.1159240231">
                <text:p>0.1159240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32595606">
                <text:p>0.1032595606</text:p>
              </table:table-cell>
              <table:table-cell office:value-type="float" office:value="0.1032543182">
                <text:p>0.1032543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36879536">
                <text:p>0.0936879536</text:p>
              </table:table-cell>
              <table:table-cell office:value-type="float" office:value="0.0936818197">
                <text:p>0.0936818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61021216">
                <text:p>0.0861021216</text:p>
              </table:table-cell>
              <table:table-cell office:value-type="float" office:value="0.0860973224">
                <text:p>0.0860973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98598939">
                <text:p>0.0798598939</text:p>
              </table:table-cell>
              <table:table-cell office:value-type="float" office:value="0.0798557028">
                <text:p>0.0798557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45426304">
                <text:p>0.0745426304</text:p>
              </table:table-cell>
              <table:table-cell office:value-type="float" office:value="0.0745388567">
                <text:p>0.0745388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99093992">
                <text:p>0.0699093992</text:p>
              </table:table-cell>
              <table:table-cell office:value-type="float" office:value="0.069906354">
                <text:p>0.0699063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58310457">
                <text:p>0.0658310457</text:p>
              </table:table-cell>
              <table:table-cell office:value-type="float" office:value="0.065827921">
                <text:p>0.065827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2240784">
                <text:p>0.0622240784</text:p>
              </table:table-cell>
              <table:table-cell office:value-type="float" office:value="0.0622212254">
                <text:p>0.0622212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90120519">
                <text:p>0.0590120519</text:p>
              </table:table-cell>
              <table:table-cell office:value-type="float" office:value="0.0590097494">
                <text:p>0.05900974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61279418">
                <text:p>0.0561279418</text:p>
              </table:table-cell>
              <table:table-cell office:value-type="float" office:value="0.0561259165">
                <text:p>0.0561259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35153913">
                <text:p>0.0535153913</text:p>
              </table:table-cell>
              <table:table-cell office:value-type="float" office:value="0.053513784">
                <text:p>0.053513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11339743">
                <text:p>0.0511339743</text:p>
              </table:table-cell>
              <table:table-cell office:value-type="float" office:value="0.0511324815">
                <text:p>0.05113248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89557132">
                <text:p>0.0489557132</text:p>
              </table:table-cell>
              <table:table-cell office:value-type="float" office:value="0.0489544161">
                <text:p>0.04895441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69564665">
                <text:p>0.0469564665</text:p>
              </table:table-cell>
              <table:table-cell office:value-type="float" office:value="0.0469551757">
                <text:p>0.0469551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1137922">
                <text:p>0.0451137922</text:p>
              </table:table-cell>
              <table:table-cell office:value-type="float" office:value="0.0451129712">
                <text:p>0.0451129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3408753">
                <text:p>0.043408753</text:p>
              </table:table-cell>
              <table:table-cell office:value-type="float" office:value="0.0434077382">
                <text:p>0.0434077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18247554">
                <text:p>0.0418247554</text:p>
              </table:table-cell>
              <table:table-cell office:value-type="float" office:value="0.0418239981">
                <text:p>0.04182399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03474721">
                <text:p>0.0403474721</text:p>
              </table:table-cell>
              <table:table-cell office:value-type="float" office:value="0.0403467789">
                <text:p>0.04034677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89666897">
                <text:p>0.0389666897</text:p>
              </table:table-cell>
              <table:table-cell office:value-type="float" office:value="0.0389659293">
                <text:p>0.03896592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76738201">
                <text:p>0.0376738201</text:p>
              </table:table-cell>
              <table:table-cell office:value-type="float" office:value="0.0376730561">
                <text:p>0.03767305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64594659">
                <text:p>0.0364594659</text:p>
              </table:table-cell>
              <table:table-cell office:value-type="float" office:value="0.0364587493">
                <text:p>0.03645874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53138911">
                <text:p>0.0353138911</text:p>
              </table:table-cell>
              <table:table-cell office:value-type="float" office:value="0.0353132486">
                <text:p>0.03531324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42282069">
                <text:p>0.0342282069</text:p>
              </table:table-cell>
              <table:table-cell office:value-type="float" office:value="0.0342278257">
                <text:p>0.03422782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31955119">
                <text:p>0.0331955119</text:p>
              </table:table-cell>
              <table:table-cell office:value-type="float" office:value="0.0331950039">
                <text:p>0.03319500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2210864">
                <text:p>0.032210864</text:p>
              </table:table-cell>
              <table:table-cell office:value-type="float" office:value="0.0322101861">
                <text:p>0.0322101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1271877">
                <text:p>0.031271877</text:p>
              </table:table-cell>
              <table:table-cell office:value-type="float" office:value="0.0312710069">
                <text:p>0.0312710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2cm" svg:height="16.256cm" xlink:href=".." xlink:type="simple" chart:class="chart:line" chart:style-name="ch1">
        <chart:title svg:x="7.413cm" svg:y="0.461cm" chart:style-name="ch2">
          <text:p>Maksimalių paklaidų grafikas</text:p>
        </chart:title>
        <chart:legend chart:legend-position="end" svg:x="17.888cm" svg:y="7.412cm" style:legend-expansion="high" chart:style-name="ch3"/>
        <chart:plot-area chart:style-name="ch4" table:cell-range-address="Sheet1.B1:Sheet1.C1 Sheet1.D2:Sheet1.E31" chart:data-source-has-labels="row" svg:x="1.73cm" svg:y="1.591cm" svg:width="15.74cm" svg:height="13.058cm">
          <chartooo:coordinate-region svg:x="2.51cm" svg:y="1.786cm" svg:width="14.747cm" svg:height="12.224cm"/>
          <chart:axis chart:dimension="x" chart:name="primary-x" chart:style-name="ch5">
            <chart:title svg:x="7.712cm" svg:y="14.975cm" chart:style-name="ch6">
              <text:p>Epochų skaičius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10.326cm" chart:style-name="ch9">
              <text:p>Maksimali paklaida</text:p>
            </chart:title>
            <chart:grid chart:style-name="ch10" chart:class="major"/>
          </chart:axis>
          <chart:axis chart:dimension="y" chart:name="secondary-y" chart:style-name="ch7"/>
          <chart:series chart:attached-axis="primary-y" chart:style-name="ch11" chart:values-cell-range-address="Sheet1.D2:Sheet1.D31" chart:label-cell-address="Sheet1.B1:Sheet1.B1" chart:class="chart:line">
            <chart:data-point chart:repeated="30"/>
          </chart:series>
          <chart:series chart:attached-axis="primary-y" chart:style-name="ch12" chart:values-cell-range-address="Sheet1.E2:Sheet1.E31" chart:label-cell-address="Sheet1.C1:Sheet1.C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uble</text:p>
                <draw:g>
                  <svg:desc>Sheet1.B1:Sheet1.B1</svg:desc>
                </draw:g>
              </table:table-cell>
              <table:table-cell office:value-type="string">
                <text:p>Floa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980374788">
                <text:p>4.5980374788</text:p>
                <draw:g>
                  <svg:desc>Sheet1.D2:Sheet1.D31</svg:desc>
                </draw:g>
              </table:table-cell>
              <table:table-cell office:value-type="float" office:value="4.5980377197">
                <text:p>4.5980377197</text:p>
                <draw:g>
                  <svg:desc>Sheet1.E2:Sheet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029920372">
                <text:p>2.9029920372</text:p>
              </table:table-cell>
              <table:table-cell office:value-type="float" office:value="2.9030013084">
                <text:p>2.9030013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990619617">
                <text:p>2.8990619617</text:p>
              </table:table-cell>
              <table:table-cell office:value-type="float" office:value="2.8990671635">
                <text:p>2.8990671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75186743">
                <text:p>2.8675186743</text:p>
              </table:table-cell>
              <table:table-cell office:value-type="float" office:value="2.8675496578">
                <text:p>2.8675496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682161141">
                <text:p>2.8682161141</text:p>
              </table:table-cell>
              <table:table-cell office:value-type="float" office:value="2.8683001995">
                <text:p>2.8683001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624362155">
                <text:p>2.8624362155</text:p>
              </table:table-cell>
              <table:table-cell office:value-type="float" office:value="2.8625369072">
                <text:p>2.8625369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459126271">
                <text:p>2.8459126271</text:p>
              </table:table-cell>
              <table:table-cell office:value-type="float" office:value="2.8460333347">
                <text:p>2.8460333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22093982">
                <text:p>2.822093982</text:p>
              </table:table-cell>
              <table:table-cell office:value-type="float" office:value="2.8222472668">
                <text:p>2.8222472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902554844">
                <text:p>2.7902554844</text:p>
              </table:table-cell>
              <table:table-cell office:value-type="float" office:value="2.7904520035">
                <text:p>2.7904520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461799172">
                <text:p>2.7461799172</text:p>
              </table:table-cell>
              <table:table-cell office:value-type="float" office:value="2.7464497089">
                <text:p>2.74644970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814479541">
                <text:p>2.6814479541</text:p>
              </table:table-cell>
              <table:table-cell office:value-type="float" office:value="2.6818344593">
                <text:p>2.6818344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85156625">
                <text:p>2.585156625</text:p>
              </table:table-cell>
              <table:table-cell office:value-type="float" office:value="2.5857336521">
                <text:p>2.5857336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501551153">
                <text:p>2.4501551153</text:p>
              </table:table-cell>
              <table:table-cell office:value-type="float" office:value="2.4509906769">
                <text:p>2.4509906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018385229">
                <text:p>2.3018385229</text:p>
              </table:table-cell>
              <table:table-cell office:value-type="float" office:value="2.3028249741">
                <text:p>2.3028249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348764236">
                <text:p>2.2348764236</text:p>
              </table:table-cell>
              <table:table-cell office:value-type="float" office:value="2.2358043194">
                <text:p>2.23580431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779988156">
                <text:p>2.1779988156</text:p>
              </table:table-cell>
              <table:table-cell office:value-type="float" office:value="2.1788415909">
                <text:p>2.1788415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309310425">
                <text:p>2.1309310425</text:p>
              </table:table-cell>
              <table:table-cell office:value-type="float" office:value="2.1316993237">
                <text:p>2.1316993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913235751">
                <text:p>2.0913235751</text:p>
              </table:table-cell>
              <table:table-cell office:value-type="float" office:value="2.092038393">
                <text:p>2.092038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744391199">
                <text:p>2.0744391199</text:p>
              </table:table-cell>
              <table:table-cell office:value-type="float" office:value="2.0742380619">
                <text:p>2.07423806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780951072">
                <text:p>2.0780951072</text:p>
              </table:table-cell>
              <table:table-cell office:value-type="float" office:value="2.0778644085">
                <text:p>2.0778644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824599497">
                <text:p>2.0824599497</text:p>
              </table:table-cell>
              <table:table-cell office:value-type="float" office:value="2.0821781158">
                <text:p>2.08217811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865210094">
                <text:p>2.0865210094</text:p>
              </table:table-cell>
              <table:table-cell office:value-type="float" office:value="2.0861842632">
                <text:p>2.0861842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886057897">
                <text:p>2.0886057897</text:p>
              </table:table-cell>
              <table:table-cell office:value-type="float" office:value="2.0882205963">
                <text:p>2.08822059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869872548">
                <text:p>2.0869872548</text:p>
              </table:table-cell>
              <table:table-cell office:value-type="float" office:value="2.0865774155">
                <text:p>2.0865774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806994714">
                <text:p>2.0806994714</text:p>
              </table:table-cell>
              <table:table-cell office:value-type="float" office:value="2.0802898407">
                <text:p>2.08028984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70117536">
                <text:p>2.070117536</text:p>
              </table:table-cell>
              <table:table-cell office:value-type="float" office:value="2.0697658062">
                <text:p>2.06976580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563649863">
                <text:p>2.0563649863</text:p>
              </table:table-cell>
              <table:table-cell office:value-type="float" office:value="2.0560936928">
                <text:p>2.0560936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40654304">
                <text:p>2.040654304</text:p>
              </table:table-cell>
              <table:table-cell office:value-type="float" office:value="2.0404891968">
                <text:p>2.04048919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243044305">
                <text:p>2.0243044305</text:p>
              </table:table-cell>
              <table:table-cell office:value-type="float" office:value="2.0242609978">
                <text:p>2.02426099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090355716">
                <text:p>2.0090355716</text:p>
              </table:table-cell>
              <table:table-cell office:value-type="float" office:value="2.0088481903">
                <text:p>2.00884819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29cm" svg:height="16.257cm" xlink:href=".." xlink:type="simple" chart:class="chart:line" chart:style-name="ch1">
        <chart:title svg:x="6.979cm" svg:y="0.461cm" chart:style-name="ch2">
          <text:p>Apmokymo skaičiavimų laikai</text:p>
        </chart:title>
        <chart:legend chart:legend-position="end" svg:x="17.197cm" svg:y="7.412cm" style:legend-expansion="high" chart:style-name="ch3"/>
        <chart:plot-area chart:style-name="ch4" table:cell-range-address="Sheet1.B1:Sheet1.C1 Sheet1.F2:Sheet1.G31" chart:data-source-has-labels="row" svg:x="1.716cm" svg:y="1.591cm" svg:width="15.077cm" svg:height="13.059cm">
          <chartooo:coordinate-region svg:x="2.39cm" svg:y="1.786cm" svg:width="14.19cm" svg:height="12.225cm"/>
          <chart:axis chart:dimension="x" chart:name="primary-x" chart:style-name="ch5">
            <chart:title svg:x="7.366cm" svg:y="14.976cm" chart:style-name="ch6">
              <text:p>Epochų skaičius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10.238cm" chart:style-name="ch9">
              <text:p>Skaičiavimo laikas</text:p>
            </chart:title>
            <chart:grid chart:style-name="ch10" chart:class="major"/>
          </chart:axis>
          <chart:axis chart:dimension="y" chart:name="secondary-y" chart:style-name="ch7"/>
          <chart:series chart:attached-axis="primary-y" chart:style-name="ch11" chart:values-cell-range-address="Sheet1.F2:Sheet1.F31" chart:label-cell-address="Sheet1.B1:Sheet1.B1" chart:class="chart:line">
            <chart:data-point chart:repeated="30"/>
          </chart:series>
          <chart:series chart:attached-axis="primary-y" chart:style-name="ch12" chart:values-cell-range-address="Sheet1.G2:Sheet1.G31" chart:label-cell-address="Sheet1.C1:Sheet1.C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uble</text:p>
                <draw:g>
                  <svg:desc>Sheet1.B1:Sheet1.B1</svg:desc>
                </draw:g>
              </table:table-cell>
              <table:table-cell office:value-type="string">
                <text:p>Floa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.3561">
                <text:p>55.3561</text:p>
                <draw:g>
                  <svg:desc>Sheet1.F2:Sheet1.F31</svg:desc>
                </draw:g>
              </table:table-cell>
              <table:table-cell office:value-type="float" office:value="43.137209">
                <text:p>43.137209</text:p>
                <draw:g>
                  <svg:desc>Sheet1.G2:Sheet1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425154">
                <text:p>54.425154</text:p>
              </table:table-cell>
              <table:table-cell office:value-type="float" office:value="46.725221">
                <text:p>46.725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.422997">
                <text:p>54.422997</text:p>
              </table:table-cell>
              <table:table-cell office:value-type="float" office:value="46.804898">
                <text:p>46.804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433246">
                <text:p>54.433246</text:p>
              </table:table-cell>
              <table:table-cell office:value-type="float" office:value="46.8642">
                <text:p>46.8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444142">
                <text:p>54.444142</text:p>
              </table:table-cell>
              <table:table-cell office:value-type="float" office:value="46.8752">
                <text:p>46.8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565872">
                <text:p>54.565872</text:p>
              </table:table-cell>
              <table:table-cell office:value-type="float" office:value="46.91363">
                <text:p>46.91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46533">
                <text:p>54.46533</text:p>
              </table:table-cell>
              <table:table-cell office:value-type="float" office:value="46.939239">
                <text:p>46.9392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45361">
                <text:p>54.45361</text:p>
              </table:table-cell>
              <table:table-cell office:value-type="float" office:value="46.963017">
                <text:p>46.963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454339">
                <text:p>54.454339</text:p>
              </table:table-cell>
              <table:table-cell office:value-type="float" office:value="46.976676">
                <text:p>46.976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458799">
                <text:p>54.458799</text:p>
              </table:table-cell>
              <table:table-cell office:value-type="float" office:value="46.972377">
                <text:p>46.9723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485247">
                <text:p>54.485247</text:p>
              </table:table-cell>
              <table:table-cell office:value-type="float" office:value="46.988405">
                <text:p>46.988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634276">
                <text:p>54.634276</text:p>
              </table:table-cell>
              <table:table-cell office:value-type="float" office:value="47.011632">
                <text:p>47.0116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533251">
                <text:p>54.533251</text:p>
              </table:table-cell>
              <table:table-cell office:value-type="float" office:value="47.027304">
                <text:p>47.027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534193">
                <text:p>54.534193</text:p>
              </table:table-cell>
              <table:table-cell office:value-type="float" office:value="47.029385">
                <text:p>47.029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532754">
                <text:p>54.532754</text:p>
              </table:table-cell>
              <table:table-cell office:value-type="float" office:value="47.045107">
                <text:p>47.045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532019">
                <text:p>54.532019</text:p>
              </table:table-cell>
              <table:table-cell office:value-type="float" office:value="47.061837">
                <text:p>47.0618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.535886">
                <text:p>54.535886</text:p>
              </table:table-cell>
              <table:table-cell office:value-type="float" office:value="47.081057">
                <text:p>47.0810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488832">
                <text:p>54.488832</text:p>
              </table:table-cell>
              <table:table-cell office:value-type="float" office:value="47.08699">
                <text:p>47.086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.489339">
                <text:p>54.489339</text:p>
              </table:table-cell>
              <table:table-cell office:value-type="float" office:value="47.086765">
                <text:p>47.0867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.503291">
                <text:p>54.503291</text:p>
              </table:table-cell>
              <table:table-cell office:value-type="float" office:value="47.095942">
                <text:p>47.0959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.495683">
                <text:p>54.495683</text:p>
              </table:table-cell>
              <table:table-cell office:value-type="float" office:value="47.13187">
                <text:p>47.131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492714">
                <text:p>54.492714</text:p>
              </table:table-cell>
              <table:table-cell office:value-type="float" office:value="47.121849">
                <text:p>47.1218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563498">
                <text:p>54.563498</text:p>
              </table:table-cell>
              <table:table-cell office:value-type="float" office:value="47.122376">
                <text:p>47.1223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.54504">
                <text:p>54.54504</text:p>
              </table:table-cell>
              <table:table-cell office:value-type="float" office:value="47.136285">
                <text:p>47.1362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.549448">
                <text:p>54.549448</text:p>
              </table:table-cell>
              <table:table-cell office:value-type="float" office:value="47.144569">
                <text:p>47.1445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522914">
                <text:p>54.522914</text:p>
              </table:table-cell>
              <table:table-cell office:value-type="float" office:value="47.166609">
                <text:p>47.1666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501374">
                <text:p>54.501374</text:p>
              </table:table-cell>
              <table:table-cell office:value-type="float" office:value="47.177566">
                <text:p>47.1775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.541747">
                <text:p>54.541747</text:p>
              </table:table-cell>
              <table:table-cell office:value-type="float" office:value="47.183682">
                <text:p>47.1836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.544846">
                <text:p>54.544846</text:p>
              </table:table-cell>
              <table:table-cell office:value-type="float" office:value="47.186803">
                <text:p>47.186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.547445">
                <text:p>54.547445</text:p>
              </table:table-cell>
              <table:table-cell office:value-type="float" office:value="47.193485">
                <text:p>47.1934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22cm" svg:height="16.257cm" xlink:href=".." xlink:type="simple" chart:class="chart:line" chart:style-name="ch1">
        <chart:title svg:x="7.079cm" svg:y="0.461cm" chart:style-name="ch2">
          <text:p>Atpažinti paveiksliukai iš 10.000</text:p>
        </chart:title>
        <chart:legend chart:legend-position="end" svg:x="17.89cm" svg:y="7.412cm" style:legend-expansion="high" chart:style-name="ch3"/>
        <chart:plot-area chart:style-name="ch4" table:cell-range-address="Sheet1.B1:Sheet1.C1 Sheet1.H2:Sheet1.I31" chart:data-source-has-labels="row" svg:x="1.73cm" svg:y="1.591cm" svg:width="15.742cm" svg:height="13.059cm">
          <chartooo:coordinate-region svg:x="2.828cm" svg:y="1.786cm" svg:width="14.431cm" svg:height="12.225cm"/>
          <chart:axis chart:dimension="x" chart:name="primary-x" chart:style-name="ch5">
            <chart:title svg:x="7.713cm" svg:y="14.976cm" chart:style-name="ch6">
              <text:p>Epochų skaičius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11.367cm" chart:style-name="ch9">
              <text:p>Atpažintų paveiksliukų kiekis</text:p>
            </chart:title>
            <chart:grid chart:style-name="ch10" chart:class="major"/>
          </chart:axis>
          <chart:axis chart:dimension="y" chart:name="secondary-y" chart:style-name="ch7"/>
          <chart:series chart:attached-axis="primary-y" chart:style-name="ch11" chart:values-cell-range-address="Sheet1.H2:Sheet1.H31" chart:label-cell-address="Sheet1.B1:Sheet1.B1" chart:class="chart:line">
            <chart:data-point chart:repeated="30"/>
          </chart:series>
          <chart:series chart:attached-axis="primary-y" chart:style-name="ch12" chart:values-cell-range-address="Sheet1.I2:Sheet1.I31" chart:label-cell-address="Sheet1.C1:Sheet1.C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uble</text:p>
                <draw:g>
                  <svg:desc>Sheet1.B1:Sheet1.B1</svg:desc>
                </draw:g>
              </table:table-cell>
              <table:table-cell office:value-type="string">
                <text:p>Floa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13">
                <text:p>8913</text:p>
                <draw:g>
                  <svg:desc>Sheet1.H2:Sheet1.H31</svg:desc>
                </draw:g>
              </table:table-cell>
              <table:table-cell office:value-type="float" office:value="8913">
                <text:p>8913</text:p>
                <draw:g>
                  <svg:desc>Sheet1.I2:Sheet1.I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65">
                <text:p>9165</text:p>
              </table:table-cell>
              <table:table-cell office:value-type="float" office:value="9165">
                <text:p>9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72">
                <text:p>9272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52">
                <text:p>9352</text:p>
              </table:table-cell>
              <table:table-cell office:value-type="float" office:value="9352">
                <text:p>9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03">
                <text:p>9403</text:p>
              </table:table-cell>
              <table:table-cell office:value-type="float" office:value="9403">
                <text:p>9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33">
                <text:p>9433</text:p>
              </table:table-cell>
              <table:table-cell office:value-type="float" office:value="9433">
                <text:p>94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60">
                <text:p>9460</text:p>
              </table:table-cell>
              <table:table-cell office:value-type="float" office:value="9460">
                <text:p>94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87">
                <text:p>9487</text:p>
              </table:table-cell>
              <table:table-cell office:value-type="float" office:value="9487">
                <text:p>94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31">
                <text:p>9531</text:p>
              </table:table-cell>
              <table:table-cell office:value-type="float" office:value="9531">
                <text:p>9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48">
                <text:p>9548</text:p>
              </table:table-cell>
              <table:table-cell office:value-type="float" office:value="9548">
                <text:p>9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56">
                <text:p>9556</text:p>
              </table:table-cell>
              <table:table-cell office:value-type="float" office:value="9556">
                <text:p>9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71">
                <text:p>9571</text:p>
              </table:table-cell>
              <table:table-cell office:value-type="float" office:value="9571">
                <text:p>9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76">
                <text:p>9576</text:p>
              </table:table-cell>
              <table:table-cell office:value-type="float" office:value="9576">
                <text:p>9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84">
                <text:p>9584</text:p>
              </table:table-cell>
              <table:table-cell office:value-type="float" office:value="9584">
                <text:p>9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94">
                <text:p>9594</text:p>
              </table:table-cell>
              <table:table-cell office:value-type="float" office:value="9594">
                <text:p>9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00">
                <text:p>9600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05">
                <text:p>9605</text:p>
              </table:table-cell>
              <table:table-cell office:value-type="float" office:value="9605">
                <text:p>9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12">
                <text:p>9612</text:p>
              </table:table-cell>
              <table:table-cell office:value-type="float" office:value="9612">
                <text:p>96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20">
                <text:p>9620</text:p>
              </table:table-cell>
              <table:table-cell office:value-type="float" office:value="9620">
                <text:p>96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26">
                <text:p>9626</text:p>
              </table:table-cell>
              <table:table-cell office:value-type="float" office:value="9626">
                <text:p>9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29">
                <text:p>9629</text:p>
              </table:table-cell>
              <table:table-cell office:value-type="float" office:value="9629">
                <text:p>96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32">
                <text:p>9632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35">
                <text:p>9635</text:p>
              </table:table-cell>
              <table:table-cell office:value-type="float" office:value="9635">
                <text:p>96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37">
                <text:p>9637</text:p>
              </table:table-cell>
              <table:table-cell office:value-type="float" office:value="9637">
                <text:p>96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45">
                <text:p>9645</text:p>
              </table:table-cell>
              <table:table-cell office:value-type="float" office:value="9645">
                <text:p>96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48">
                <text:p>9648</text:p>
              </table:table-cell>
              <table:table-cell office:value-type="float" office:value="9648">
                <text:p>96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54">
                <text:p>9654</text:p>
              </table:table-cell>
              <table:table-cell office:value-type="float" office:value="9654">
                <text:p>96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58">
                <text:p>9658</text:p>
              </table:table-cell>
              <table:table-cell office:value-type="float" office:value="9658">
                <text:p>96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64">
                <text:p>9664</text:p>
              </table:table-cell>
              <table:table-cell office:value-type="float" office:value="9664">
                <text:p>9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64">
                <text:p>9664</text:p>
              </table:table-cell>
              <table:table-cell office:value-type="float" office:value="9664">
                <text:p>96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